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5613d"/>
    </style:style>
    <style:style style:name="P2" style:family="paragraph" style:parent-style-name="Standard">
      <style:text-properties officeooo:rsid="0004cbab" officeooo:paragraph-rsid="0004cbab"/>
    </style:style>
    <style:style style:name="P3" style:family="paragraph" style:parent-style-name="Standard">
      <style:text-properties officeooo:rsid="0005613d" officeooo:paragraph-rsid="0005613d"/>
    </style:style>
    <style:style style:name="P4" style:family="paragraph" style:parent-style-name="Text_20_body">
      <style:text-properties officeooo:rsid="0004cbab" officeooo:paragraph-rsid="0004cbab"/>
    </style:style>
    <style:style style:name="P5" style:family="paragraph" style:parent-style-name="Text_20_body">
      <style:text-properties officeooo:rsid="0005613d" officeooo:paragraph-rsid="0005613d"/>
    </style:style>
    <style:style style:name="P6" style:family="paragraph" style:parent-style-name="Text_20_body">
      <style:text-properties officeooo:rsid="00060251" officeooo:paragraph-rsid="00060251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as arquitetura computadores</text:p>
      <text:p text:style-name="P2"/>
      <text:h text:style-name="Heading_20_1" text:outline-level="1">Memorias secundarias</text:h>
      <text:p text:style-name="P2">Armazenamento permanente de dados</text:p>
      <text:p text:style-name="P2"><text:tab/>SO</text:p>
      <text:p text:style-name="P2"><text:tab/>Programas</text:p>
      <text:p text:style-name="P2"><text:tab/>Documentos</text:p>
      <text:p text:style-name="P2"><text:tab/>Jogos</text:p>
      <text:p text:style-name="P2"><text:tab/>Videos</text:p>
      <text:p text:style-name="P2"><text:tab/>….</text:p>
      <text:p text:style-name="P2"/>
      <text:p text:style-name="P2">São memorias de armazenamento, guardando os dados de forma <text:span text:style-name="T1">permanente</text:span>.</text:p>
      <text:p text:style-name="P2">São mais <text:span text:style-name="T1">lentas</text:span> que as memorias principais mas tem uma capacidade de armazenamento muito superior.</text:p>
      <text:p text:style-name="P2">Exemplos:</text:p>
      <text:p text:style-name="P2">HDD</text:p>
      <text:p text:style-name="P2">SSD</text:p>
      <text:p text:style-name="P2">CD</text:p>
      <text:p text:style-name="P2">Fitas magnéticas</text:p>
      <text:p text:style-name="P2">Pendrives</text:p>
      <text:p text:style-name="P2">….</text:p>
      <text:p text:style-name="P2"/>
      <text:p text:style-name="P2"/>
      <text:p text:style-name="P2">É um dispositivo que permite o armazenamento e recuperação de grandes quantidades de informação, de modo persistente;</text:p>
      <text:p text:style-name="P2"/>
      <text:h text:style-name="Heading_20_2" text:outline-level="2">Disco Rigido</text:h>
      <text:p text:style-name="P4">Constituintes:</text:p>
      <text:p text:style-name="P4"><text:tab/>Pratos:</text:p>
      <text:p text:style-name="P4"><text:tab/>Motor:</text:p>
      <text:p text:style-name="P4"><text:tab/>Cabeças de Leitura:</text:p>
      <text:p text:style-name="P4"><text:tab/>Atuador:</text:p>
      <text:p text:style-name="P4">Geometria:</text:p>
      <text:p text:style-name="P4"><text:tab/>Um disco consiste numa pilha de pratos circulares</text:p>
      <text:p text:style-name="P4"><text:tab/>Cada pista é um circunferencia e está dividida em setores</text:p>
      <text:p text:style-name="P4">Caracterização:</text:p>
      <text:p text:style-name="P4"><text:tab/>Capacidade:</text:p>
      <text:p text:style-name="P4"><text:tab/>Tempo de Acesso ( seek time) – indica o intervalo temporario entre o momento em que recebe do CPU o pedido de um dado ficheoro e o momento em que os primeiros dados ficam prontos para ser enviados;</text:p>
      <text:p text:style-name="P4"><text:tab/>Taxa de Transferencia</text:p>
      <text:p text:style-name="P4"><text:soft-page-break/><text:tab/>Velocidade da Rotação – velocidade que os pratos rodam por minuto (4500 - 7200)</text:p>
      <text:p text:style-name="P4"><text:tab/>Cache de disco</text:p>
      <text:p text:style-name="P4"/>
      <text:h text:style-name="Heading_20_2" text:outline-level="2">SSD</text:h>
      <text:p text:style-name="P5">Memoria flash</text:p>
      <text:p text:style-name="P5">Ao contrario dos HDD não contem partes cmoveis</text:p>
      <text:p text:style-name="P5">Muito mais rápido que os HDD</text:p>
      <text:p text:style-name="P5">Menor consumo de energia</text:p>
      <text:p text:style-name="P5"/>
      <text:h text:style-name="P1" text:outline-level="2">M.2 SSD</text:h>
      <text:p text:style-name="P3">Mais rápido que o SSD pois não está limitado à ligação SATA</text:p>
      <text:p text:style-name="P3"/>
      <text:h text:style-name="Heading_20_2" text:outline-level="2">CD</text:h>
      <text:p text:style-name="P5">Peça circular em policarbonato plástico capaz de armazenar informação;</text:p>
      <text:p text:style-name="P5">Durante a impressão o plástico é impresso com protuberâncias dispostas numa única fila em espiral</text:p>
      <text:p text:style-name="P6">CD-R – pode ser gravado uma única vez</text:p>
      <text:p text:style-name="P6">CD+R – pode ser gravado uma única vez em multiplas sessoes até atingir a sua capacidade</text:p>
      <text:p text:style-name="P6">CD -RW – pode ser gravado várias vezes, com uma única sessão de cada vez</text:p>
      <text:p text:style-name="P6">CD+RW – pode ser gravado várias vezes e com múltiplas sessões, o que permite ir inserindo informação ao longo do tempo até atingir a sua capacidade.</text:p>
      <text:h text:style-name="Heading_20_2" text:outline-level="2">Pen Drive(USB Flash Drive)</text:h>
      <text:p text:style-name="P6"/>
      <text:h text:style-name="Heading_20_2" text:outline-level="2">Cartões de Memoria 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0:15:38.922839147</meta:creation-date>
    <dc:date>2023-05-12T06:44:08.884417898</dc:date>
    <meta:editing-duration>P1DT9H46M8S</meta:editing-duration>
    <meta:editing-cycles>1</meta:editing-cycles>
    <meta:document-statistic meta:table-count="0" meta:image-count="0" meta:object-count="0" meta:page-count="2" meta:paragraph-count="50" meta:word-count="279" meta:character-count="1720" meta:non-whitespace-character-count="1467"/>
    <meta:generator>LibreOffice/7.3.7.2$Linux_X86_64 LibreOffice_project/30$Build-2</meta:generator>
  </office:meta>
</office:document-meta>
</file>